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940000021DCA054A4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76cm" svg:stroke-color="#0000ff" draw:marker-start-width="0.381cm" draw:marker-end-width="0.381cm" svg:stroke-opacity="100%" draw:fill="none" draw:textarea-horizontal-align="center" draw:textarea-vertical-align="middle" fo:padding-top="0.163cm" fo:padding-bottom="0.163cm" fo:padding-left="0.288cm" fo:padding-right="0.288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7.832cm" svg:height="14.616cm" svg:x="5.83cm" svg:y="3.309cm">
          <draw:image xlink:href="Pictures/10000000000002940000021DCA054A4B.png" xlink:type="simple" xlink:show="embed" xlink:actuate="onLoad">
            <text:p/>
          </draw:image>
        </draw:frame>
        <draw:path draw:style-name="gr2" draw:text-style-name="P1" draw:layer="layout" svg:width="3.354cm" svg:height="4.355cm" svg:x="13.067cm" svg:y="6.743cm" svg:viewBox="0 0 3355 4356" svg:d="m0 4356 290-1000c290-1000 258-1484 226-1484s64 32 64 64 162-1194 162-1194l161-742 452 32 258 581 516 1710 581 1420 226 290 194 194c0 0 193 97 161 97s64 32 64 32">
          <text:p/>
        </draw:path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50%" draw:fill="solid" draw:fill-color="#0000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9T19:39:44</meta:creation-date>
    <meta:editing-duration>PT13H11M00S</meta:editing-duration>
    <meta:editing-cycles>5</meta:editing-cycles>
    <dc:date>2009-04-30T09:06:05</dc:date>
    <meta:generator>OpenOffice.org/3.0$Unix OpenOffice.org_project/300m21$Build-931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